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c10c5" officeooo:paragraph-rsid="001c10c5"/>
    </style:style>
    <style:style style:name="P2" style:family="paragraph" style:parent-style-name="Standard">
      <style:text-properties officeooo:rsid="001c10c5" officeooo:paragraph-rsid="001d7f01"/>
    </style:style>
    <style:style style:name="P3" style:family="paragraph" style:parent-style-name="Standard">
      <style:text-properties officeooo:rsid="001d7f01" officeooo:paragraph-rsid="001d7f01"/>
    </style:style>
    <style:style style:name="P4" style:family="paragraph" style:parent-style-name="Standard">
      <style:text-properties officeooo:rsid="001d7f01" officeooo:paragraph-rsid="002095a6"/>
    </style:style>
    <style:style style:name="P5" style:family="paragraph" style:parent-style-name="Standard">
      <style:text-properties officeooo:rsid="001fe518" officeooo:paragraph-rsid="001fe518"/>
    </style:style>
    <style:style style:name="P6" style:family="paragraph" style:parent-style-name="Standard">
      <style:text-properties officeooo:rsid="0020fd3f" officeooo:paragraph-rsid="0020fd3f"/>
    </style:style>
    <style:style style:name="P7" style:family="paragraph" style:parent-style-name="Standard">
      <style:text-properties officeooo:rsid="00222f9d" officeooo:paragraph-rsid="00222f9d"/>
    </style:style>
    <style:style style:name="P8" style:family="paragraph" style:parent-style-name="Standard">
      <style:text-properties officeooo:rsid="002445a0" officeooo:paragraph-rsid="002445a0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officeooo:rsid="001d7f01"/>
    </style:style>
    <style:style style:name="T3" style:family="text">
      <style:text-properties officeooo:rsid="002095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Born 2 be root</text:span></text:p>
      <text:p text:style-name="Standard"/>
      <text:p text:style-name="Standard"/>
      <text:p text:style-name="P1">S/O au PDF de Cgorin </text:p>
      <text:p text:style-name="P1"/>
      <text:p text:style-name="P1"><text:span text:style-name="T2">nom de la machine = thobenel42</text:span></text:p>
      <text:p text:style-name="P2">domain =<text:span text:style-name="T2"> thobenel42</text:span></text:p>
      <text:p text:style-name="P2"/>
      <text:p text:style-name="P2">super user = root </text:p>
      <text:p text:style-name="P2">pwd = <text:span text:style-name="T2">root</text:span></text:p>
      <text:p text:style-name="P2"/>
      <text:p text:style-name="P3">2eme user = <text:span text:style-name="T3">thobenel42</text:span></text:p>
      <text:p text:style-name="P4">identififant = <text:span text:style-name="T3">thobenel42</text:span></text:p>
      <text:p text:style-name="P4">pwd = <text:span text:style-name="T3">spuser</text:span></text:p>
      <text:p text:style-name="P8">nouveau mot de passe = Thomas-benelgorch2003</text:p>
      <text:p text:style-name="P3"/>
      <text:p text:style-name="P5">phrase de chiffrement = chiffre-de-phrase</text:p>
      <text:p text:style-name="P5"/>
      <text:p text:style-name="P6">lors du choix de interface il faut garder = serveur Ssh et utilitaire systeme</text:p>
      <text:p text:style-name="P6"/>
      <text:p text:style-name="P7">git version :</text:p>
      <text:p text:style-name="P7">git version 2.39.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01:39:44.166653914</meta:creation-date>
    <dc:date>2024-05-24T06:14:29.004762256</dc:date>
    <meta:editing-duration>PT22M4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4" meta:word-count="66" meta:character-count="369" meta:non-whitespace-character-count="310"/>
  </office:meta>
</office:document-meta>
</file>